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004d32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[SOUND] Welcome back to the video</text:p>
      <text:p text:style-name="Text_20_body">lectures on web connectivity and security in cyber-physical systems. In this lecture, we'll go through</text:p>
      <text:p text:style-name="Text_20_body">the basics of the internet and web connectivity, including some</text:p>
      <text:p text:style-name="Text_20_body">background information on the internet and the nuts and bolts of its operation,</text:p>
      <text:p text:style-name="Text_20_body">especially the Internet protocol suite. The basic communication</text:p>
      <text:p text:style-name="P1">protocol of the Internet and its layer design will be discussed.</text:p>
      <text:p text:style-name="P1">Let's start with the Internet. A group of connected computers is a network. A group of connected networks from a very large scale became the internet. One way of understanding new</text:p>
      <text:p text:style-name="Text_20_body">technology is to look into its origins, why was it developed? This is a technique we'll</text:p>
      <text:p text:style-name="Text_20_body">also use in later videos when we learn different protocols. So to understand why there is a huge</text:p>
      <text:p text:style-name="Text_20_body">network of connected computers, let's look at its history. The internet came out of</text:p>
      <text:p text:style-name="Text_20_body">the desire to have a robust, fault-tolerant network of computers. There are two key takeaways here. First, the network had to be robust and full tolerant, and second,</text:p>
      <text:p text:style-name="Text_20_body">it was for computers. We see both in the modern internet. We have a pocket base network where</text:p>
      <text:p text:style-name="Text_20_body">each pocket can take a different route to the destination. And the effect of being designed for</text:p>
      <text:p text:style-name="Text_20_body">computers is that it's essentially not what we would</text:p>
      <text:p text:style-name="Text_20_body">call lightweight and power efficient. Take for example ethernet, designed for computers at a time when</text:p>
      <text:p text:style-name="Text_20_body">power was not a requirement. It is one of the most power hungry</text:p>
      <text:p text:style-name="Text_20_body">connectivity technologies for cyber-physical systems out of the ones</text:p>
      <text:p text:style-name="Text_20_body">that we will discuss in this course. We have been moving from</text:p>
      <text:p text:style-name="Text_20_body">an internet of connected computers to an internet of connected devices or</text:p>
      <text:p text:style-name="Text_20_body">things. This requires new technologies or changes to the current ones to suit</text:p>
      <text:p text:style-name="Text_20_body">the needs of the new breed of systems. The Internet is the network of computers,</text:p>
      <text:p text:style-name="Text_20_body">but what actually carries information</text:p>
      <text:p text:style-name="Text_20_body">on top of this network? One of the ways to carry and</text:p>
      <text:p text:style-name="Text_20_body">display information over this network, and here we mean Internet,</text:p>
      <text:p text:style-name="Text_20_body">is the World Wide Web. The World Wide Web is a way to organize</text:p>
      <text:p text:style-name="Text_20_body">and present information for people. This is a common distinction that</text:p>
      <text:p text:style-name="Text_20_body">many of us generally get wrong. Internet connectivity means becoming</text:p>
      <text:p text:style-name="Text_20_body"><text:soft-page-break/>a part of this large worldwide network. Web connectivity, on the other hand,</text:p>
      <text:p text:style-name="Text_20_body">means leveraging the web technologies to now share</text:p>
      <text:p text:style-name="Text_20_body">information over this network. At the heart of these web</text:p>
      <text:p text:style-name="Text_20_body">technologies are hypertext, the Hypertext Transfer Protocol or</text:p>
      <text:p text:style-name="Text_20_body">HTTP, a web server, and a browser. We need internet connectivity for these web technologies to work, and</text:p>
      <text:p text:style-name="Text_20_body">therefore, we will talk about both. The technologies that enable us to connect</text:p>
      <text:p text:style-name="Text_20_body">our cyber-physical systems to the Internet and the technologies that enable us</text:p>
      <text:p text:style-name="Text_20_body">to access and share over the web. Here is a short overview of the web and</text:p>
      <text:p text:style-name="Text_20_body">the Internet. The Internet enables the existence</text:p>
      <text:p text:style-name="Text_20_body">of the World Wide Web. The World Wide Web facilitates interaction</text:p>
      <text:p text:style-name="Text_20_body">and information sharing over the Internet. If the Internet is a highway,</text:p>
      <text:p text:style-name="Text_20_body">the web is the moving cars. Let's continue a bit with the analogy</text:p>
      <text:p text:style-name="Text_20_body">of the Internet being a highway and the web being the moving cars. There can be more than just one</text:p>
      <text:p text:style-name="Text_20_body">type of cars moving the highway. For example, there can be buses,</text:p>
      <text:p text:style-name="Text_20_body">trucks, vans, and motor bikes. Likewise, there is more than just</text:p>
      <text:p text:style-name="Text_20_body">web traffic on the Internet. There is e-mail, Usenet, File transfer</text:p>
      <text:p text:style-name="Text_20_body">protocol, peer-to-peer sharing, and so on. But what enables all of these</text:p>
      <text:p text:style-name="Text_20_body">to share the same network? The technology that enables different</text:p>
      <text:p text:style-name="Text_20_body">types of traffic to share and go through the same network is TCP/IP or Transmission Control</text:p>
      <text:p text:style-name="Text_20_body">Protocol/Internet Protocol, or commonly known as</text:p>
      <text:p text:style-name="Text_20_body">the Internet Protocol Suite. A protocol is a set of rules and methods. You can think of it as</text:p>
      <text:p text:style-name="Text_20_body">the grammar of a spoken language. These rules and methods facilitates a standard way</text:p>
      <text:p text:style-name="Text_20_body">of communicating and interacting. The TCP/IP protocol suite is</text:p>
      <text:p text:style-name="Text_20_body">therefore a set of standards and methods that allow different devices and</text:p>
      <text:p text:style-name="Text_20_body">systems to communicate over the Internet. Because of the standard, it doesn't</text:p>
      <text:p text:style-name="Text_20_body">matter what system, operating system, or application you have. As long as it can say,</text:p>
      <text:p text:style-name="Text_20_body">speak TCP/IP language, it can communicate with</text:p>
      <text:p text:style-name="Text_20_body">others on the internet. TCP/IP is divided into layers for</text:p>
      <text:p text:style-name="Text_20_body"><text:soft-page-break/>simplicity and understanding. As there are multiple technologies that</text:p>
      <text:p text:style-name="Text_20_body">make up TCP/IP, the classification into layers makes it easy to</text:p>
      <text:p text:style-name="Text_20_body">comprehend this inherent diversity. It also enables the decoupling</text:p>
      <text:p text:style-name="Text_20_body">of one technology from another. Imagine having a wine glass with</text:p>
      <text:p text:style-name="Text_20_body">a detachable base and body. You could change the base depending</text:p>
      <text:p text:style-name="Text_20_body">on the surface you'll be using. If you need grip, you would use rigid base</text:p>
      <text:p text:style-name="Text_20_body">while the body would remain the same. And if you want to taste</text:p>
      <text:p text:style-name="Text_20_body">different kinds of wine, you just change the body on the top. In the same way with TCP/IP layers</text:p>
      <text:p text:style-name="Text_20_body">as you go from the top to bottom, you can decide which technology</text:p>
      <text:p text:style-name="Text_20_body">to use from each of the layers, the technology that best suits your needs. And if you develop your own technology, you can place it in the appropriate</text:p>
      <text:p text:style-name="Text_20_body">layers for others to use. There are four layers in the TCP/IP model, application, transport,</text:p>
      <text:p text:style-name="Text_20_body">internet, and link. We will discuss them next. Here is an overview of each of</text:p>
      <text:p text:style-name="Text_20_body">these layers and their functions. We will discuss the protocols</text:p>
      <text:p text:style-name="Text_20_body">on each of these layers, and their specifications in detail later on. The top-most layer is</text:p>
      <text:p text:style-name="Text_20_body">the application layer. If you are designing</text:p>
      <text:p text:style-name="Text_20_body">a protocol that allows different applications to communicate,</text:p>
      <text:p text:style-name="Text_20_body">it will be placed on this layer. We are not talking about the specific</text:p>
      <text:p text:style-name="Text_20_body">application software but the methods that</text:p>
      <text:p text:style-name="Text_20_body">the application software will use to communicate with another</text:p>
      <text:p text:style-name="Text_20_body">application software over the network. An example is one chat client sending</text:p>
      <text:p text:style-name="Text_20_body">a message to another chat client. If both these clients use</text:p>
      <text:p text:style-name="Text_20_body">the chatting protocol at XMPP, it doesn't matter who designed the chat</text:p>
      <text:p text:style-name="Text_20_body">client or what platform it is running on. They will be able to send and</text:p>
      <text:p text:style-name="Text_20_body">receive messages. Here, the application</text:p>
      <text:p text:style-name="Text_20_body">layer protocol is XMPP. The layer beneath the application</text:p>
      <text:p text:style-name="Text_20_body">layer is the transport layer. Its purpose is to establish host-to-host</text:p>
      <text:p text:style-name="Text_20_body">communication from one device to another. It receives data from the application</text:p>
      <text:p text:style-name="Text_20_body">layer, it doesn't care what this data is, and transmits the data to another</text:p>
      <text:p text:style-name="Text_20_body"><text:soft-page-break/>process on another host computer. Imagine you have three browsers,</text:p>
      <text:p text:style-name="Text_20_body">Chrome, Firefox, and Internet Explorer. And on the first one you entered Google, on the second one you entered Yahoo,</text:p>
      <text:p text:style-name="Text_20_body">and Bing on the third one. In this case, you send three HTTP requests</text:p>
      <text:p text:style-name="Text_20_body">from three separate applications. HTTP is an application layer protocol. The responses for these requests are appropriately</text:p>
      <text:p text:style-name="Text_20_body">provided to each application. Chrome gets the Google page,</text:p>
      <text:p text:style-name="Text_20_body">Firefox gets the Yahoo page, and Internet Explorer gets the Bing page. Now, all of them send similar requests,</text:p>
      <text:p text:style-name="Text_20_body">but the data didn't get mixed up. Why? The transport layer, which provides</text:p>
      <text:p text:style-name="Text_20_body">the data to the application layer, is responsible for ensuring that each</text:p>
      <text:p text:style-name="Text_20_body">process receives what was intended for it. Moreover, this layer is responsible for reliability, congestion control,</text:p>
      <text:p text:style-name="Text_20_body">and multiplexing. At the internet layer, which is</text:p>
      <text:p text:style-name="Text_20_body">the next lower layer, the source and destination addresses are attached to</text:p>
      <text:p text:style-name="Text_20_body">packets coming from the higher layers. This layer is responsible for</text:p>
      <text:p text:style-name="Text_20_body">addressing and routing. Also, when a packet is received,</text:p>
      <text:p text:style-name="Text_20_body">it is the internet layer's responsibility to forward it to</text:p>
      <text:p text:style-name="Text_20_body">the appropriate transport layer protocol. The link layer at the bottom of the</text:p>
      <text:p text:style-name="Text_20_body">protocol stack specifies the standards and methods that handle the physical link. These protocols reside on the local link, meaning that they are limited to</text:p>
      <text:p text:style-name="Text_20_body">the scope of the local network. For example, ARP, or</text:p>
      <text:p text:style-name="Text_20_body">address resolution protocol, is used to figure out the physical address,</text:p>
      <text:p text:style-name="Text_20_body">that is the media access control or MAC address against an Internet</text:p>
      <text:p text:style-name="Text_20_body">protocol or IP address. This is how your computer knows</text:p>
      <text:p text:style-name="Text_20_body">which local device an IP packet should be forwarded to. A distinction to make here is that you</text:p>
      <text:p text:style-name="Text_20_body">need a MAC address to send data in a local network and an IP address</text:p>
      <text:p text:style-name="Text_20_body">to send data across networks. Sending data across networks is</text:p>
      <text:p text:style-name="Text_20_body">an internet layer operation, and sending data within local</text:p>
      <text:p text:style-name="Text_20_body">network is a blink layer operation. The TCP/IP link layer</text:p>
      <text:p text:style-name="Text_20_body"><text:soft-page-break/>doesn't assume anything about the type of the physical medium and</text:p>
      <text:p text:style-name="Text_20_body">its issues. It just assumes that an underlying</text:p>
      <text:p text:style-name="Text_20_body">physical link exists. Therefore, the link layer represents</text:p>
      <text:p text:style-name="Text_20_body">any media access protocol, including wireless protocols such</text:p>
      <text:p text:style-name="Text_20_body">as Wi-Fi, GSM, and bluetooth. Here are some example protocols for</text:p>
      <text:p text:style-name="Text_20_body">each layer. As a recap, in this lesson, we looked</text:p>
      <text:p text:style-name="Text_20_body">at the internet, the World Wide Web, and the basics of the TCP/IP model. In later videos, we will have a more</text:p>
      <text:p text:style-name="Text_20_body">detailed look at the different layers and their respective protocols. [MUSIC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0T12:01:22.790457902</dc:date>
    <dc:creator>New </dc:creator>
    <meta:editing-duration>PT1M4S</meta:editing-duration>
    <meta:editing-cycles>4</meta:editing-cycles>
    <meta:generator>LibreOffice/4.3.3.2$Linux_X86_64 LibreOffice_project/430m0$Build-2</meta:generator>
    <meta:document-statistic meta:table-count="0" meta:image-count="0" meta:object-count="0" meta:page-count="5" meta:paragraph-count="116" meta:word-count="1455" meta:character-count="8527" meta:non-whitespace-character-count="7188"/>
  </office:meta>
</office:document-meta>
</file>